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210.52mm" svg:y="74.65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44.8mm" svg:y="71.92mm">
            <loext:p draw:notify-on-update-of-ranges="option_roi_result.B1:option_roi_result.B1 option_roi_result.B2:option_roi_result.B2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45.41mm" svg:y="178.78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/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/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/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/7</text:p>
          </table:table-cell>
          <table:table-cell office:value-type="float" office:value="0.99725" calcext:value-type="float">
            <text:p>0.99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/8</text:p>
          </table:table-cell>
          <table:table-cell office:value-type="float" office:value="1.0776" calcext:value-type="float">
            <text:p>1.07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/9</text:p>
          </table:table-cell>
          <table:table-cell office:value-type="float" office:value="1.0776" calcext:value-type="float">
            <text:p>1.0776</text:p>
          </table:table-cell>
          <table:table-cell/>
          <table:table-cell office:value-type="string" calcext:value-type="string">
            <text:p>不存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3/1/10</text:p>
          </table:table-cell>
          <table:table-cell office:value-type="float" office:value="1.0776" calcext:value-type="float">
            <text:p>1.0776</text:p>
          </table:table-cell>
          <table:table-cell/>
          <table:table-cell office:value-type="string" calcext:value-type="string">
            <text:p>只做空</text:p>
          </table:table-cell>
          <table:table-cell table:number-columns-repeated="6"/>
          <table:table-cell office:value-type="string" calcext:value-type="string">
            <text:p>多空都做0.88</text:p>
          </table:table-cell>
        </table:table-row>
        <table:table-row table:style-name="ro1">
          <table:table-cell office:value-type="string" calcext:value-type="string">
            <text:p>2013/1/11</text:p>
          </table:table-cell>
          <table:table-cell office:value-type="float" office:value="1.0776" calcext:value-type="float">
            <text:p>1.0776</text:p>
          </table:table-cell>
          <table:table-cell/>
          <table:table-cell office:value-type="string" calcext:value-type="string">
            <text:p>價外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3/1/14</text:p>
          </table:table-cell>
          <table:table-cell office:value-type="float" office:value="1.0776" calcext:value-type="float">
            <text:p>1.0776</text:p>
          </table:table-cell>
          <table:table-cell/>
          <table:table-cell office:value-type="string" calcext:value-type="string">
            <text:p>停利</text:p>
          </table:table-cell>
          <table:table-cell office:value-type="float" office:value="1.3" calcext:value-type="float">
            <text:p>1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/1/15</text:p>
          </table:table-cell>
          <table:table-cell office:value-type="float" office:value="1.0776" calcext:value-type="float">
            <text:p>1.0776</text:p>
          </table:table-cell>
          <table:table-cell/>
          <table:table-cell office:value-type="string" calcext:value-type="string">
            <text:p>停損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Roi=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/16</text:p>
          </table:table-cell>
          <table:table-cell office:value-type="float" office:value="1.0714" calcext:value-type="float">
            <text:p>1.0714</text:p>
          </table:table-cell>
          <table:table-cell/>
          <table:table-cell office:value-type="string" calcext:value-type="string">
            <text:p>0.6以上</text:p>
          </table:table-cell>
          <table:table-cell office:value-type="string" calcext:value-type="string">
            <text:p>all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/1/17</text:p>
          </table:table-cell>
          <table:table-cell office:value-type="float" office:value="1.0714" calcext:value-type="float">
            <text:p>1.0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/18</text:p>
          </table:table-cell>
          <table:table-cell office:value-type="float" office:value="1.0665" calcext:value-type="float">
            <text:p>1.06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/21</text:p>
          </table:table-cell>
          <table:table-cell office:value-type="float" office:value="1.0665" calcext:value-type="float">
            <text:p>1.06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/22</text:p>
          </table:table-cell>
          <table:table-cell office:value-type="float" office:value="1.06265" calcext:value-type="float">
            <text:p>1.06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/23</text:p>
          </table:table-cell>
          <table:table-cell office:value-type="float" office:value="1.06265" calcext:value-type="float">
            <text:p>1.06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/24</text:p>
          </table:table-cell>
          <table:table-cell office:value-type="float" office:value="1.06265" calcext:value-type="float">
            <text:p>1.06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/25</text:p>
          </table:table-cell>
          <table:table-cell office:value-type="float" office:value="1.06265" calcext:value-type="float">
            <text:p>1.06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/28</text:p>
          </table:table-cell>
          <table:table-cell office:value-type="float" office:value="1.06265" calcext:value-type="float">
            <text:p>1.06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/29</text:p>
          </table:table-cell>
          <table:table-cell office:value-type="float" office:value="1.06265" calcext:value-type="float">
            <text:p>1.06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/30</text:p>
          </table:table-cell>
          <table:table-cell office:value-type="float" office:value="1.06265" calcext:value-type="float">
            <text:p>1.06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/31</text:p>
          </table:table-cell>
          <table:table-cell office:value-type="float" office:value="1.06265" calcext:value-type="float">
            <text:p>1.06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2/1</text:p>
          </table:table-cell>
          <table:table-cell office:value-type="float" office:value="1.06265" calcext:value-type="float">
            <text:p>1.06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2/4</text:p>
          </table:table-cell>
          <table:table-cell office:value-type="float" office:value="1.06265" calcext:value-type="float">
            <text:p>1.06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2/5</text:p>
          </table:table-cell>
          <table:table-cell office:value-type="float" office:value="1.06265" calcext:value-type="float">
            <text:p>1.06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2/6</text:p>
          </table:table-cell>
          <table:table-cell office:value-type="float" office:value="1.06265" calcext:value-type="float">
            <text:p>1.06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2/18</text:p>
          </table:table-cell>
          <table:table-cell office:value-type="float" office:value="1.06265" calcext:value-type="float">
            <text:p>1.06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2/19</text:p>
          </table:table-cell>
          <table:table-cell office:value-type="float" office:value="1.057" calcext:value-type="float">
            <text:p>1.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2/20</text:p>
          </table:table-cell>
          <table:table-cell office:value-type="float" office:value="1.05225" calcext:value-type="float">
            <text:p>1.0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2/21</text:p>
          </table:table-cell>
          <table:table-cell office:value-type="float" office:value="1.05225" calcext:value-type="float">
            <text:p>1.0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2/22</text:p>
          </table:table-cell>
          <table:table-cell office:value-type="float" office:value="1.05225" calcext:value-type="float">
            <text:p>1.0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2/23</text:p>
          </table:table-cell>
          <table:table-cell office:value-type="float" office:value="1.05225" calcext:value-type="float">
            <text:p>1.0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2/25</text:p>
          </table:table-cell>
          <table:table-cell office:value-type="float" office:value="1.05225" calcext:value-type="float">
            <text:p>1.0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2/26</text:p>
          </table:table-cell>
          <table:table-cell office:value-type="float" office:value="1.05225" calcext:value-type="float">
            <text:p>1.0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2/27</text:p>
          </table:table-cell>
          <table:table-cell office:value-type="float" office:value="1.05225" calcext:value-type="float">
            <text:p>1.0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3/1</text:p>
          </table:table-cell>
          <table:table-cell office:value-type="float" office:value="1.05225" calcext:value-type="float">
            <text:p>1.0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3/4</text:p>
          </table:table-cell>
          <table:table-cell office:value-type="float" office:value="1.05225" calcext:value-type="float">
            <text:p>1.0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3/5</text:p>
          </table:table-cell>
          <table:table-cell office:value-type="float" office:value="1.05225" calcext:value-type="float">
            <text:p>1.05225</text:p>
          </table:table-cell>
          <table:table-cell office:value-type="string" calcext:value-type="string">
            <text:p>只做多1.5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3/3/6</text:p>
          </table:table-cell>
          <table:table-cell office:value-type="float" office:value="1.05225" calcext:value-type="float">
            <text:p>1.0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3/7</text:p>
          </table:table-cell>
          <table:table-cell office:value-type="float" office:value="1.05225" calcext:value-type="float">
            <text:p>1.0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3/8</text:p>
          </table:table-cell>
          <table:table-cell office:value-type="float" office:value="1.05225" calcext:value-type="float">
            <text:p>1.0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3/11</text:p>
          </table:table-cell>
          <table:table-cell office:value-type="float" office:value="1.05225" calcext:value-type="float">
            <text:p>1.0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3/12</text:p>
          </table:table-cell>
          <table:table-cell office:value-type="float" office:value="1.05225" calcext:value-type="float">
            <text:p>1.0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3/13</text:p>
          </table:table-cell>
          <table:table-cell office:value-type="float" office:value="1.05225" calcext:value-type="float">
            <text:p>1.0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3/14</text:p>
          </table:table-cell>
          <table:table-cell office:value-type="float" office:value="1.05225" calcext:value-type="float">
            <text:p>1.0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3/15</text:p>
          </table:table-cell>
          <table:table-cell office:value-type="float" office:value="1.047" calcext:value-type="float">
            <text:p>1.0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3/18</text:p>
          </table:table-cell>
          <table:table-cell office:value-type="float" office:value="1.047" calcext:value-type="float">
            <text:p>1.0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3/19</text:p>
          </table:table-cell>
          <table:table-cell office:value-type="float" office:value="0.9889" calcext:value-type="float">
            <text:p>0.98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3/20</text:p>
          </table:table-cell>
          <table:table-cell office:value-type="float" office:value="0.9889" calcext:value-type="float">
            <text:p>0.98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3/21</text:p>
          </table:table-cell>
          <table:table-cell office:value-type="float" office:value="0.9357" calcext:value-type="float">
            <text:p>0.9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3/22</text:p>
          </table:table-cell>
          <table:table-cell office:value-type="float" office:value="0.9357" calcext:value-type="float">
            <text:p>0.9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3/25</text:p>
          </table:table-cell>
          <table:table-cell office:value-type="float" office:value="0.932875" calcext:value-type="float">
            <text:p>0.932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3/26</text:p>
          </table:table-cell>
          <table:table-cell office:value-type="float" office:value="0.932875" calcext:value-type="float">
            <text:p>0.932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3/27</text:p>
          </table:table-cell>
          <table:table-cell office:value-type="float" office:value="0.932875" calcext:value-type="float">
            <text:p>0.932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3/28</text:p>
          </table:table-cell>
          <table:table-cell office:value-type="float" office:value="0.932875" calcext:value-type="float">
            <text:p>0.932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3/29</text:p>
          </table:table-cell>
          <table:table-cell office:value-type="float" office:value="0.932875" calcext:value-type="float">
            <text:p>0.932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4/1</text:p>
          </table:table-cell>
          <table:table-cell office:value-type="float" office:value="0.932875" calcext:value-type="float">
            <text:p>0.932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4/2</text:p>
          </table:table-cell>
          <table:table-cell office:value-type="float" office:value="0.932875" calcext:value-type="float">
            <text:p>0.932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4/3</text:p>
          </table:table-cell>
          <table:table-cell office:value-type="float" office:value="0.932875" calcext:value-type="float">
            <text:p>0.932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4/8</text:p>
          </table:table-cell>
          <table:table-cell office:value-type="float" office:value="0.932875" calcext:value-type="float">
            <text:p>0.932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4/9</text:p>
          </table:table-cell>
          <table:table-cell office:value-type="float" office:value="0.932875" calcext:value-type="float">
            <text:p>0.932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4/10</text:p>
          </table:table-cell>
          <table:table-cell office:value-type="float" office:value="0.932875" calcext:value-type="float">
            <text:p>0.932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4/11</text:p>
          </table:table-cell>
          <table:table-cell office:value-type="float" office:value="0.932875" calcext:value-type="float">
            <text:p>0.932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4/12</text:p>
          </table:table-cell>
          <table:table-cell office:value-type="float" office:value="0.932875" calcext:value-type="float">
            <text:p>0.932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4/15</text:p>
          </table:table-cell>
          <table:table-cell office:value-type="float" office:value="0.932875" calcext:value-type="float">
            <text:p>0.932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4/16</text:p>
          </table:table-cell>
          <table:table-cell office:value-type="float" office:value="0.932875" calcext:value-type="float">
            <text:p>0.932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4/17</text:p>
          </table:table-cell>
          <table:table-cell office:value-type="float" office:value="0.932875" calcext:value-type="float">
            <text:p>0.932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4/18</text:p>
          </table:table-cell>
          <table:table-cell office:value-type="float" office:value="0.932875" calcext:value-type="float">
            <text:p>0.932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4/19</text:p>
          </table:table-cell>
          <table:table-cell office:value-type="float" office:value="0.932875" calcext:value-type="float">
            <text:p>0.932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4/22</text:p>
          </table:table-cell>
          <table:table-cell office:value-type="float" office:value="0.932875" calcext:value-type="float">
            <text:p>0.932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4/23</text:p>
          </table:table-cell>
          <table:table-cell office:value-type="float" office:value="0.938225" calcext:value-type="float">
            <text:p>0.938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4/24</text:p>
          </table:table-cell>
          <table:table-cell office:value-type="float" office:value="0.938225" calcext:value-type="float">
            <text:p>0.938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4/25</text:p>
          </table:table-cell>
          <table:table-cell office:value-type="float" office:value="0.938225" calcext:value-type="float">
            <text:p>0.938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4/26</text:p>
          </table:table-cell>
          <table:table-cell office:value-type="float" office:value="0.938225" calcext:value-type="float">
            <text:p>0.938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4/29</text:p>
          </table:table-cell>
          <table:table-cell office:value-type="float" office:value="0.938225" calcext:value-type="float">
            <text:p>0.938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4/30</text:p>
          </table:table-cell>
          <table:table-cell office:value-type="float" office:value="0.938225" calcext:value-type="float">
            <text:p>0.938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5/2</text:p>
          </table:table-cell>
          <table:table-cell office:value-type="float" office:value="0.938225" calcext:value-type="float">
            <text:p>0.938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5/3</text:p>
          </table:table-cell>
          <table:table-cell office:value-type="float" office:value="0.938225" calcext:value-type="float">
            <text:p>0.938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5/6</text:p>
          </table:table-cell>
          <table:table-cell office:value-type="float" office:value="0.938225" calcext:value-type="float">
            <text:p>0.938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5/7</text:p>
          </table:table-cell>
          <table:table-cell office:value-type="float" office:value="0.938225" calcext:value-type="float">
            <text:p>0.938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5/8</text:p>
          </table:table-cell>
          <table:table-cell office:value-type="float" office:value="0.938225" calcext:value-type="float">
            <text:p>0.938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5/9</text:p>
          </table:table-cell>
          <table:table-cell office:value-type="float" office:value="0.938225" calcext:value-type="float">
            <text:p>0.938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5/10</text:p>
          </table:table-cell>
          <table:table-cell office:value-type="float" office:value="0.938225" calcext:value-type="float">
            <text:p>0.938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5/13</text:p>
          </table:table-cell>
          <table:table-cell office:value-type="float" office:value="0.950025" calcext:value-type="float">
            <text:p>0.950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5/14</text:p>
          </table:table-cell>
          <table:table-cell office:value-type="float" office:value="0.944625" calcext:value-type="float">
            <text:p>0.944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5/15</text:p>
          </table:table-cell>
          <table:table-cell office:value-type="float" office:value="0.944625" calcext:value-type="float">
            <text:p>0.944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5/16</text:p>
          </table:table-cell>
          <table:table-cell office:value-type="float" office:value="0.944625" calcext:value-type="float">
            <text:p>0.944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5/17</text:p>
          </table:table-cell>
          <table:table-cell office:value-type="float" office:value="0.944625" calcext:value-type="float">
            <text:p>0.944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5/20</text:p>
          </table:table-cell>
          <table:table-cell office:value-type="float" office:value="0.944625" calcext:value-type="float">
            <text:p>0.944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5/21</text:p>
          </table:table-cell>
          <table:table-cell office:value-type="float" office:value="0.944625" calcext:value-type="float">
            <text:p>0.944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5/22</text:p>
          </table:table-cell>
          <table:table-cell office:value-type="float" office:value="0.944625" calcext:value-type="float">
            <text:p>0.944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5/23</text:p>
          </table:table-cell>
          <table:table-cell office:value-type="float" office:value="0.944625" calcext:value-type="float">
            <text:p>0.944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5/24</text:p>
          </table:table-cell>
          <table:table-cell office:value-type="float" office:value="0.952375" calcext:value-type="float">
            <text:p>0.952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5/27</text:p>
          </table:table-cell>
          <table:table-cell office:value-type="float" office:value="0.949025" calcext:value-type="float">
            <text:p>0.949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5/28</text:p>
          </table:table-cell>
          <table:table-cell office:value-type="float" office:value="0.945225" calcext:value-type="float">
            <text:p>0.94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5/29</text:p>
          </table:table-cell>
          <table:table-cell office:value-type="float" office:value="0.898425" calcext:value-type="float">
            <text:p>0.898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5/30</text:p>
          </table:table-cell>
          <table:table-cell office:value-type="float" office:value="0.898425" calcext:value-type="float">
            <text:p>0.898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5/31</text:p>
          </table:table-cell>
          <table:table-cell office:value-type="float" office:value="0.907375" calcext:value-type="float">
            <text:p>0.907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6/3</text:p>
          </table:table-cell>
          <table:table-cell office:value-type="float" office:value="0.907375" calcext:value-type="float">
            <text:p>0.907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6/4</text:p>
          </table:table-cell>
          <table:table-cell office:value-type="float" office:value="0.907125" calcext:value-type="float">
            <text:p>0.907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6/5</text:p>
          </table:table-cell>
          <table:table-cell office:value-type="float" office:value="0.884975" calcext:value-type="float">
            <text:p>0.8849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6/6</text:p>
          </table:table-cell>
          <table:table-cell office:value-type="float" office:value="0.884975" calcext:value-type="float">
            <text:p>0.8849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6/7</text:p>
          </table:table-cell>
          <table:table-cell office:value-type="float" office:value="0.884725" calcext:value-type="float">
            <text:p>0.884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6/10</text:p>
          </table:table-cell>
          <table:table-cell office:value-type="float" office:value="0.876525" calcext:value-type="float">
            <text:p>0.876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6/11</text:p>
          </table:table-cell>
          <table:table-cell office:value-type="float" office:value="0.876525" calcext:value-type="float">
            <text:p>0.876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6/13</text:p>
          </table:table-cell>
          <table:table-cell office:value-type="float" office:value="0.876525" calcext:value-type="float">
            <text:p>0.876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6/14</text:p>
          </table:table-cell>
          <table:table-cell office:value-type="float" office:value="0.876525" calcext:value-type="float">
            <text:p>0.876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6/17</text:p>
          </table:table-cell>
          <table:table-cell office:value-type="float" office:value="0.869025" calcext:value-type="float">
            <text:p>0.869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6/18</text:p>
          </table:table-cell>
          <table:table-cell office:value-type="float" office:value="0.869025" calcext:value-type="float">
            <text:p>0.869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6/19</text:p>
          </table:table-cell>
          <table:table-cell office:value-type="float" office:value="0.869025" calcext:value-type="float">
            <text:p>0.869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6/20</text:p>
          </table:table-cell>
          <table:table-cell office:value-type="float" office:value="0.869025" calcext:value-type="float">
            <text:p>0.869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6/21</text:p>
          </table:table-cell>
          <table:table-cell office:value-type="float" office:value="0.869025" calcext:value-type="float">
            <text:p>0.869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6/24</text:p>
          </table:table-cell>
          <table:table-cell office:value-type="float" office:value="0.869025" calcext:value-type="float">
            <text:p>0.869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6/25</text:p>
          </table:table-cell>
          <table:table-cell office:value-type="float" office:value="0.879925" calcext:value-type="float">
            <text:p>0.879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6/26</text:p>
          </table:table-cell>
          <table:table-cell office:value-type="float" office:value="0.874525" calcext:value-type="float">
            <text:p>0.874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6/27</text:p>
          </table:table-cell>
          <table:table-cell office:value-type="float" office:value="0.874525" calcext:value-type="float">
            <text:p>0.874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6/28</text:p>
          </table:table-cell>
          <table:table-cell office:value-type="float" office:value="0.874525" calcext:value-type="float">
            <text:p>0.874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7/1</text:p>
          </table:table-cell>
          <table:table-cell office:value-type="float" office:value="0.865625" calcext:value-type="float">
            <text:p>0.865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7/2</text:p>
          </table:table-cell>
          <table:table-cell office:value-type="float" office:value="0.865625" calcext:value-type="float">
            <text:p>0.865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7/3</text:p>
          </table:table-cell>
          <table:table-cell office:value-type="float" office:value="0.865625" calcext:value-type="float">
            <text:p>0.865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7/4</text:p>
          </table:table-cell>
          <table:table-cell office:value-type="float" office:value="0.857625" calcext:value-type="float">
            <text:p>0.857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7/5</text:p>
          </table:table-cell>
          <table:table-cell office:value-type="float" office:value="0.857625" calcext:value-type="float">
            <text:p>0.857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7/8</text:p>
          </table:table-cell>
          <table:table-cell office:value-type="float" office:value="0.857625" calcext:value-type="float">
            <text:p>0.857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7/9</text:p>
          </table:table-cell>
          <table:table-cell office:value-type="float" office:value="0.857625" calcext:value-type="float">
            <text:p>0.857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7/10</text:p>
          </table:table-cell>
          <table:table-cell office:value-type="float" office:value="0.857625" calcext:value-type="float">
            <text:p>0.857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7/11</text:p>
          </table:table-cell>
          <table:table-cell office:value-type="float" office:value="0.857625" calcext:value-type="float">
            <text:p>0.857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7/12</text:p>
          </table:table-cell>
          <table:table-cell office:value-type="float" office:value="0.857625" calcext:value-type="float">
            <text:p>0.857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7/15</text:p>
          </table:table-cell>
          <table:table-cell office:value-type="float" office:value="0.857625" calcext:value-type="float">
            <text:p>0.857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7/16</text:p>
          </table:table-cell>
          <table:table-cell office:value-type="float" office:value="0.857625" calcext:value-type="float">
            <text:p>0.857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7/17</text:p>
          </table:table-cell>
          <table:table-cell office:value-type="float" office:value="0.849925" calcext:value-type="float">
            <text:p>0.849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7/18</text:p>
          </table:table-cell>
          <table:table-cell office:value-type="float" office:value="0.849925" calcext:value-type="float">
            <text:p>0.849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7/19</text:p>
          </table:table-cell>
          <table:table-cell office:value-type="float" office:value="0.849925" calcext:value-type="float">
            <text:p>0.849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7/22</text:p>
          </table:table-cell>
          <table:table-cell office:value-type="float" office:value="0.844375" calcext:value-type="float">
            <text:p>0.844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7/23</text:p>
          </table:table-cell>
          <table:table-cell office:value-type="float" office:value="0.844375" calcext:value-type="float">
            <text:p>0.844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7/24</text:p>
          </table:table-cell>
          <table:table-cell office:value-type="float" office:value="0.844375" calcext:value-type="float">
            <text:p>0.844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7/25</text:p>
          </table:table-cell>
          <table:table-cell office:value-type="float" office:value="0.844375" calcext:value-type="float">
            <text:p>0.844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7/26</text:p>
          </table:table-cell>
          <table:table-cell office:value-type="float" office:value="0.844375" calcext:value-type="float">
            <text:p>0.844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7/29</text:p>
          </table:table-cell>
          <table:table-cell office:value-type="float" office:value="0.844375" calcext:value-type="float">
            <text:p>0.844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7/30</text:p>
          </table:table-cell>
          <table:table-cell office:value-type="float" office:value="0.844375" calcext:value-type="float">
            <text:p>0.844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7/31</text:p>
          </table:table-cell>
          <table:table-cell office:value-type="float" office:value="0.844375" calcext:value-type="float">
            <text:p>0.844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8/1</text:p>
          </table:table-cell>
          <table:table-cell office:value-type="float" office:value="0.844125" calcext:value-type="float">
            <text:p>0.844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8/2</text:p>
          </table:table-cell>
          <table:table-cell office:value-type="float" office:value="0.837675" calcext:value-type="float">
            <text:p>0.8376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8/5</text:p>
          </table:table-cell>
          <table:table-cell office:value-type="float" office:value="0.824925" calcext:value-type="float">
            <text:p>0.82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8/6</text:p>
          </table:table-cell>
          <table:table-cell office:value-type="float" office:value="0.824925" calcext:value-type="float">
            <text:p>0.82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8/7</text:p>
          </table:table-cell>
          <table:table-cell office:value-type="float" office:value="0.840925" calcext:value-type="float">
            <text:p>0.840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8/8</text:p>
          </table:table-cell>
          <table:table-cell office:value-type="float" office:value="0.840925" calcext:value-type="float">
            <text:p>0.840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8/9</text:p>
          </table:table-cell>
          <table:table-cell office:value-type="float" office:value="0.840925" calcext:value-type="float">
            <text:p>0.840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8/12</text:p>
          </table:table-cell>
          <table:table-cell office:value-type="float" office:value="0.840925" calcext:value-type="float">
            <text:p>0.840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8/13</text:p>
          </table:table-cell>
          <table:table-cell office:value-type="float" office:value="0.840925" calcext:value-type="float">
            <text:p>0.840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8/14</text:p>
          </table:table-cell>
          <table:table-cell office:value-type="float" office:value="0.840925" calcext:value-type="float">
            <text:p>0.840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8/15</text:p>
          </table:table-cell>
          <table:table-cell office:value-type="float" office:value="0.840925" calcext:value-type="float">
            <text:p>0.840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8/16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8/19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8/20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8/22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8/23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8/26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8/27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8/28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8/29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8/30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9/2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9/3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9/4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9/5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9/6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9/9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9/10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9/11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9/12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9/13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9/14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9/16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9/17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9/18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9/23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9/24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9/25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9/26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9/27</text:p>
          </table:table-cell>
          <table:table-cell office:value-type="float" office:value="0.804925" calcext:value-type="float">
            <text:p>0.80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9/30</text:p>
          </table:table-cell>
          <table:table-cell office:value-type="float" office:value="0.770725" calcext:value-type="float">
            <text:p>0.770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0/1</text:p>
          </table:table-cell>
          <table:table-cell office:value-type="float" office:value="0.770725" calcext:value-type="float">
            <text:p>0.770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0/2</text:p>
          </table:table-cell>
          <table:table-cell office:value-type="float" office:value="0.770475" calcext:value-type="float">
            <text:p>0.770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0/3</text:p>
          </table:table-cell>
          <table:table-cell office:value-type="float" office:value="0.763475" calcext:value-type="float">
            <text:p>0.76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0/4</text:p>
          </table:table-cell>
          <table:table-cell office:value-type="float" office:value="0.763475" calcext:value-type="float">
            <text:p>0.76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0/7</text:p>
          </table:table-cell>
          <table:table-cell office:value-type="float" office:value="0.763475" calcext:value-type="float">
            <text:p>0.76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0/8</text:p>
          </table:table-cell>
          <table:table-cell office:value-type="float" office:value="0.763475" calcext:value-type="float">
            <text:p>0.76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0/9</text:p>
          </table:table-cell>
          <table:table-cell office:value-type="float" office:value="0.763475" calcext:value-type="float">
            <text:p>0.76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0/11</text:p>
          </table:table-cell>
          <table:table-cell office:value-type="float" office:value="0.763475" calcext:value-type="float">
            <text:p>0.76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0/14</text:p>
          </table:table-cell>
          <table:table-cell office:value-type="float" office:value="0.763475" calcext:value-type="float">
            <text:p>0.76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0/15</text:p>
          </table:table-cell>
          <table:table-cell office:value-type="float" office:value="0.756725" calcext:value-type="float">
            <text:p>0.756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0/16</text:p>
          </table:table-cell>
          <table:table-cell office:value-type="float" office:value="0.756725" calcext:value-type="float">
            <text:p>0.756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0/17</text:p>
          </table:table-cell>
          <table:table-cell office:value-type="float" office:value="0.756725" calcext:value-type="float">
            <text:p>0.756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0/18</text:p>
          </table:table-cell>
          <table:table-cell office:value-type="float" office:value="0.756725" calcext:value-type="float">
            <text:p>0.756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0/21</text:p>
          </table:table-cell>
          <table:table-cell office:value-type="float" office:value="0.756725" calcext:value-type="float">
            <text:p>0.756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0/22</text:p>
          </table:table-cell>
          <table:table-cell office:value-type="float" office:value="0.756725" calcext:value-type="float">
            <text:p>0.756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0/23</text:p>
          </table:table-cell>
          <table:table-cell office:value-type="float" office:value="0.756725" calcext:value-type="float">
            <text:p>0.756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0/24</text:p>
          </table:table-cell>
          <table:table-cell office:value-type="float" office:value="0.756725" calcext:value-type="float">
            <text:p>0.756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0/25</text:p>
          </table:table-cell>
          <table:table-cell office:value-type="float" office:value="0.756725" calcext:value-type="float">
            <text:p>0.756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0/28</text:p>
          </table:table-cell>
          <table:table-cell office:value-type="float" office:value="0.727925" calcext:value-type="float">
            <text:p>0.727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0/29</text:p>
          </table:table-cell>
          <table:table-cell office:value-type="float" office:value="0.727925" calcext:value-type="float">
            <text:p>0.727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0/30</text:p>
          </table:table-cell>
          <table:table-cell office:value-type="float" office:value="0.725175" calcext:value-type="float">
            <text:p>0.725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0/31</text:p>
          </table:table-cell>
          <table:table-cell office:value-type="float" office:value="0.725175" calcext:value-type="float">
            <text:p>0.725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1/1</text:p>
          </table:table-cell>
          <table:table-cell office:value-type="float" office:value="0.725175" calcext:value-type="float">
            <text:p>0.725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1/4</text:p>
          </table:table-cell>
          <table:table-cell office:value-type="float" office:value="0.725175" calcext:value-type="float">
            <text:p>0.725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1/5</text:p>
          </table:table-cell>
          <table:table-cell office:value-type="float" office:value="0.725175" calcext:value-type="float">
            <text:p>0.725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1/6</text:p>
          </table:table-cell>
          <table:table-cell office:value-type="float" office:value="0.724925" calcext:value-type="float">
            <text:p>0.724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1/7</text:p>
          </table:table-cell>
          <table:table-cell office:value-type="float" office:value="0.724675" calcext:value-type="float">
            <text:p>0.7246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1/8</text:p>
          </table:table-cell>
          <table:table-cell office:value-type="float" office:value="0.724675" calcext:value-type="float">
            <text:p>0.7246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1/11</text:p>
          </table:table-cell>
          <table:table-cell office:value-type="float" office:value="0.724675" calcext:value-type="float">
            <text:p>0.7246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1/12</text:p>
          </table:table-cell>
          <table:table-cell office:value-type="float" office:value="0.724675" calcext:value-type="float">
            <text:p>0.7246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1/13</text:p>
          </table:table-cell>
          <table:table-cell office:value-type="float" office:value="0.724675" calcext:value-type="float">
            <text:p>0.7246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1/14</text:p>
          </table:table-cell>
          <table:table-cell office:value-type="float" office:value="0.724675" calcext:value-type="float">
            <text:p>0.7246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1/15</text:p>
          </table:table-cell>
          <table:table-cell office:value-type="float" office:value="0.724675" calcext:value-type="float">
            <text:p>0.7246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1/18</text:p>
          </table:table-cell>
          <table:table-cell office:value-type="float" office:value="0.724675" calcext:value-type="float">
            <text:p>0.7246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1/19</text:p>
          </table:table-cell>
          <table:table-cell office:value-type="float" office:value="0.724675" calcext:value-type="float">
            <text:p>0.7246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1/20</text:p>
          </table:table-cell>
          <table:table-cell office:value-type="float" office:value="0.724675" calcext:value-type="float">
            <text:p>0.7246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1/21</text:p>
          </table:table-cell>
          <table:table-cell office:value-type="float" office:value="0.724675" calcext:value-type="float">
            <text:p>0.7246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1/22</text:p>
          </table:table-cell>
          <table:table-cell office:value-type="float" office:value="0.720175" calcext:value-type="float">
            <text:p>0.720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1/25</text:p>
          </table:table-cell>
          <table:table-cell office:value-type="float" office:value="0.720175" calcext:value-type="float">
            <text:p>0.720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1/26</text:p>
          </table:table-cell>
          <table:table-cell office:value-type="float" office:value="0.720175" calcext:value-type="float">
            <text:p>0.720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1/27</text:p>
          </table:table-cell>
          <table:table-cell office:value-type="float" office:value="0.720175" calcext:value-type="float">
            <text:p>0.720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1/28</text:p>
          </table:table-cell>
          <table:table-cell office:value-type="float" office:value="0.720175" calcext:value-type="float">
            <text:p>0.720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1/29</text:p>
          </table:table-cell>
          <table:table-cell office:value-type="float" office:value="0.720175" calcext:value-type="float">
            <text:p>0.720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2/2</text:p>
          </table:table-cell>
          <table:table-cell office:value-type="float" office:value="0.720175" calcext:value-type="float">
            <text:p>0.720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2/3</text:p>
          </table:table-cell>
          <table:table-cell office:value-type="float" office:value="0.720175" calcext:value-type="float">
            <text:p>0.720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2/4</text:p>
          </table:table-cell>
          <table:table-cell office:value-type="float" office:value="0.720175" calcext:value-type="float">
            <text:p>0.720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2/5</text:p>
          </table:table-cell>
          <table:table-cell office:value-type="float" office:value="0.720175" calcext:value-type="float">
            <text:p>0.720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2/6</text:p>
          </table:table-cell>
          <table:table-cell office:value-type="float" office:value="0.698575" calcext:value-type="float">
            <text:p>0.6985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2/9</text:p>
          </table:table-cell>
          <table:table-cell office:value-type="float" office:value="0.698575" calcext:value-type="float">
            <text:p>0.6985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2/10</text:p>
          </table:table-cell>
          <table:table-cell office:value-type="float" office:value="0.698575" calcext:value-type="float">
            <text:p>0.6985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2/11</text:p>
          </table:table-cell>
          <table:table-cell office:value-type="float" office:value="0.698575" calcext:value-type="float">
            <text:p>0.6985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2/12</text:p>
          </table:table-cell>
          <table:table-cell office:value-type="float" office:value="0.698575" calcext:value-type="float">
            <text:p>0.6985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2/13</text:p>
          </table:table-cell>
          <table:table-cell office:value-type="float" office:value="0.693125" calcext:value-type="float">
            <text:p>0.693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2/16</text:p>
          </table:table-cell>
          <table:table-cell office:value-type="float" office:value="0.704625" calcext:value-type="float">
            <text:p>0.704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2/17</text:p>
          </table:table-cell>
          <table:table-cell office:value-type="float" office:value="0.704375" calcext:value-type="float">
            <text:p>0.704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2/18</text:p>
          </table:table-cell>
          <table:table-cell office:value-type="float" office:value="0.715525" calcext:value-type="float">
            <text:p>0.715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2/19</text:p>
          </table:table-cell>
          <table:table-cell office:value-type="float" office:value="0.715525" calcext:value-type="float">
            <text:p>0.715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2/20</text:p>
          </table:table-cell>
          <table:table-cell office:value-type="float" office:value="0.715525" calcext:value-type="float">
            <text:p>0.715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2/23</text:p>
          </table:table-cell>
          <table:table-cell office:value-type="float" office:value="0.715525" calcext:value-type="float">
            <text:p>0.715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2/24</text:p>
          </table:table-cell>
          <table:table-cell office:value-type="float" office:value="0.715525" calcext:value-type="float">
            <text:p>0.715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2/25</text:p>
          </table:table-cell>
          <table:table-cell office:value-type="float" office:value="0.715525" calcext:value-type="float">
            <text:p>0.715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2/26</text:p>
          </table:table-cell>
          <table:table-cell office:value-type="float" office:value="0.715525" calcext:value-type="float">
            <text:p>0.715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2/27</text:p>
          </table:table-cell>
          <table:table-cell office:value-type="float" office:value="0.715525" calcext:value-type="float">
            <text:p>0.715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2/30</text:p>
          </table:table-cell>
          <table:table-cell office:value-type="float" office:value="0.715525" calcext:value-type="float">
            <text:p>0.715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3/12/31</text:p>
          </table:table-cell>
          <table:table-cell office:value-type="float" office:value="0.715525" calcext:value-type="float">
            <text:p>0.71552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12:42:37.898590457</dc:date>
    <meta:editing-duration>PT40M20S</meta:editing-duration>
    <meta:editing-cycles>3</meta:editing-cycles>
    <meta:generator>LibreOffice/5.1.6.2$Linux_X86_64 LibreOffice_project/10m0$Build-2</meta:generator>
    <meta:document-statistic meta:table-count="1" meta:cell-count="5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4.201cm" style:legend-expansion="high" chart:style-name="ch2"/>
        <chart:plot-area chart:style-name="ch3" table:cell-range-address="option_roi_result.B1:option_roi_result.B247" chart:data-source-has-labels="row" svg:x="0.32cm" svg:y="0.18cm" svg:width="13.646cm" svg:height="8.64cm">
          <chartooo:coordinate-region svg:x="1.047cm" svg:y="0.38cm" svg:width="12.63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tion_roi_result.B2:option_roi_result.B247" chart:label-cell-address="option_roi_result.B1:option_roi_result.B1" chart:class="chart:scatter">
            <chart:data-point chart:repeated="2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ption_roi_result.B2:option_roi_result.B2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725">
                <text:p>0.99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776">
                <text:p>1.0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776">
                <text:p>1.07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776">
                <text:p>1.07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776">
                <text:p>1.0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776">
                <text:p>1.0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776">
                <text:p>1.07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714">
                <text:p>1.0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714">
                <text:p>1.0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665">
                <text:p>1.0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65">
                <text:p>1.06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6265">
                <text:p>1.062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6265">
                <text:p>1.06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6265">
                <text:p>1.06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265">
                <text:p>1.062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6265">
                <text:p>1.062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6265">
                <text:p>1.062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6265">
                <text:p>1.062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6265">
                <text:p>1.062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265">
                <text:p>1.062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6265">
                <text:p>1.062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6265">
                <text:p>1.062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6265">
                <text:p>1.062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6265">
                <text:p>1.062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57">
                <text:p>1.0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5225">
                <text:p>1.052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5225">
                <text:p>1.05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5225">
                <text:p>1.052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5225">
                <text:p>1.05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5225">
                <text:p>1.052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5225">
                <text:p>1.052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5225">
                <text:p>1.052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5225">
                <text:p>1.052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5225">
                <text:p>1.052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5225">
                <text:p>1.052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5225">
                <text:p>1.052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5225">
                <text:p>1.052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5225">
                <text:p>1.052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5225">
                <text:p>1.052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5225">
                <text:p>1.052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5225">
                <text:p>1.052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5225">
                <text:p>1.052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47">
                <text:p>1.0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47">
                <text:p>1.0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889">
                <text:p>0.9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889">
                <text:p>0.98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57">
                <text:p>0.93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57">
                <text:p>0.93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32875">
                <text:p>0.932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32875">
                <text:p>0.932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32875">
                <text:p>0.932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32875">
                <text:p>0.932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32875">
                <text:p>0.932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2875">
                <text:p>0.932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32875">
                <text:p>0.932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32875">
                <text:p>0.932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32875">
                <text:p>0.932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32875">
                <text:p>0.932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32875">
                <text:p>0.932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32875">
                <text:p>0.932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32875">
                <text:p>0.932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32875">
                <text:p>0.932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32875">
                <text:p>0.932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32875">
                <text:p>0.932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32875">
                <text:p>0.932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32875">
                <text:p>0.932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32875">
                <text:p>0.932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38225">
                <text:p>0.9382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38225">
                <text:p>0.9382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38225">
                <text:p>0.9382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38225">
                <text:p>0.9382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38225">
                <text:p>0.9382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38225">
                <text:p>0.9382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38225">
                <text:p>0.9382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38225">
                <text:p>0.9382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38225">
                <text:p>0.9382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38225">
                <text:p>0.9382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38225">
                <text:p>0.9382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38225">
                <text:p>0.9382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38225">
                <text:p>0.9382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50025">
                <text:p>0.9500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44625">
                <text:p>0.944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44625">
                <text:p>0.944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44625">
                <text:p>0.9446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44625">
                <text:p>0.944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44625">
                <text:p>0.944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44625">
                <text:p>0.944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44625">
                <text:p>0.944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44625">
                <text:p>0.944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52375">
                <text:p>0.952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9025">
                <text:p>0.9490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5225">
                <text:p>0.9452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98425">
                <text:p>0.8984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98425">
                <text:p>0.8984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07375">
                <text:p>0.9073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07375">
                <text:p>0.9073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07125">
                <text:p>0.907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84975">
                <text:p>0.8849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84975">
                <text:p>0.8849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84725">
                <text:p>0.8847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76525">
                <text:p>0.8765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76525">
                <text:p>0.8765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76525">
                <text:p>0.8765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76525">
                <text:p>0.8765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69025">
                <text:p>0.8690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69025">
                <text:p>0.8690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69025">
                <text:p>0.8690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69025">
                <text:p>0.8690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69025">
                <text:p>0.8690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69025">
                <text:p>0.8690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79925">
                <text:p>0.8799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74525">
                <text:p>0.8745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74525">
                <text:p>0.8745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74525">
                <text:p>0.8745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65625">
                <text:p>0.865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65625">
                <text:p>0.865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65625">
                <text:p>0.8656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57625">
                <text:p>0.8576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57625">
                <text:p>0.857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57625">
                <text:p>0.8576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57625">
                <text:p>0.857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57625">
                <text:p>0.857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57625">
                <text:p>0.8576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57625">
                <text:p>0.857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57625">
                <text:p>0.8576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57625">
                <text:p>0.8576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49925">
                <text:p>0.8499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49925">
                <text:p>0.8499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49925">
                <text:p>0.8499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44375">
                <text:p>0.844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44375">
                <text:p>0.8443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44375">
                <text:p>0.8443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44375">
                <text:p>0.8443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44375">
                <text:p>0.844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44375">
                <text:p>0.8443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44375">
                <text:p>0.844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44375">
                <text:p>0.8443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44125">
                <text:p>0.844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37675">
                <text:p>0.8376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24925">
                <text:p>0.8249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24925">
                <text:p>0.8249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40925">
                <text:p>0.8409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40925">
                <text:p>0.8409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40925">
                <text:p>0.8409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40925">
                <text:p>0.8409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40925">
                <text:p>0.8409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40925">
                <text:p>0.8409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40925">
                <text:p>0.8409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04925">
                <text:p>0.8049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70725">
                <text:p>0.7707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70725">
                <text:p>0.7707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70475">
                <text:p>0.7704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63475">
                <text:p>0.7634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63475">
                <text:p>0.7634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63475">
                <text:p>0.7634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63475">
                <text:p>0.7634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63475">
                <text:p>0.7634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63475">
                <text:p>0.7634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63475">
                <text:p>0.7634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56725">
                <text:p>0.7567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56725">
                <text:p>0.7567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56725">
                <text:p>0.7567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56725">
                <text:p>0.7567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56725">
                <text:p>0.7567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56725">
                <text:p>0.7567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56725">
                <text:p>0.7567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56725">
                <text:p>0.7567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56725">
                <text:p>0.7567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27925">
                <text:p>0.7279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27925">
                <text:p>0.7279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25175">
                <text:p>0.7251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25175">
                <text:p>0.7251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25175">
                <text:p>0.7251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25175">
                <text:p>0.7251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25175">
                <text:p>0.7251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24925">
                <text:p>0.7249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24675">
                <text:p>0.7246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24675">
                <text:p>0.7246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24675">
                <text:p>0.7246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24675">
                <text:p>0.7246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24675">
                <text:p>0.7246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24675">
                <text:p>0.7246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24675">
                <text:p>0.7246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24675">
                <text:p>0.7246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24675">
                <text:p>0.7246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24675">
                <text:p>0.7246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24675">
                <text:p>0.7246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20175">
                <text:p>0.7201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20175">
                <text:p>0.7201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20175">
                <text:p>0.7201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20175">
                <text:p>0.7201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20175">
                <text:p>0.7201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20175">
                <text:p>0.7201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20175">
                <text:p>0.7201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20175">
                <text:p>0.7201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20175">
                <text:p>0.7201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20175">
                <text:p>0.7201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98575">
                <text:p>0.6985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98575">
                <text:p>0.6985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98575">
                <text:p>0.6985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98575">
                <text:p>0.6985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98575">
                <text:p>0.6985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93125">
                <text:p>0.6931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04625">
                <text:p>0.7046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04375">
                <text:p>0.7043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15525">
                <text:p>0.7155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15525">
                <text:p>0.7155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15525">
                <text:p>0.7155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15525">
                <text:p>0.7155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15525">
                <text:p>0.7155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15525">
                <text:p>0.7155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15525">
                <text:p>0.7155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15525">
                <text:p>0.7155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15525">
                <text:p>0.7155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15525">
                <text:p>0.7155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1.047cm" svg:y="0.38cm" svg:width="12.639cm" svg:height="7.793cm"/>
          <chart:axis chart:dimension="x" chart:name="primary-x" chart:style-name="ch4" chartooo:axis-type="auto">
            <chart:categories table:cell-range-address="local-table.$A$2:.$A$2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7" chart:label-cell-address="local-table.$B$1" chart:class="chart:scatter">
            <chart:data-point chart:repeated="2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725">
                <text:p>0.99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776">
                <text:p>1.0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776">
                <text:p>1.07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776">
                <text:p>1.07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776">
                <text:p>1.0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776">
                <text:p>1.0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776">
                <text:p>1.07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714">
                <text:p>1.0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714">
                <text:p>1.0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665">
                <text:p>1.0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65">
                <text:p>1.06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6265">
                <text:p>1.062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6265">
                <text:p>1.06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6265">
                <text:p>1.06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265">
                <text:p>1.062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7175">
                <text:p>1.071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7175">
                <text:p>1.071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6875">
                <text:p>1.06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6875">
                <text:p>1.06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875">
                <text:p>1.06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685">
                <text:p>1.06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7025">
                <text:p>1.070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7025">
                <text:p>1.070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7025">
                <text:p>1.070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646">
                <text:p>1.06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5985">
                <text:p>1.059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5985">
                <text:p>1.059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5985">
                <text:p>1.059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5985">
                <text:p>1.059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5985">
                <text:p>1.059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5985">
                <text:p>1.059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5985">
                <text:p>1.059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5985">
                <text:p>1.059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5385">
                <text:p>1.053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5385">
                <text:p>1.05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4995">
                <text:p>1.049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497">
                <text:p>1.04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7205">
                <text:p>1.07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7205">
                <text:p>1.072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205">
                <text:p>1.012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0805">
                <text:p>1.008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503">
                <text:p>0.95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4505">
                <text:p>0.945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4165">
                <text:p>0.941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9185">
                <text:p>0.891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9185">
                <text:p>0.891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5005">
                <text:p>0.85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5005">
                <text:p>0.850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47225">
                <text:p>0.8472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43825">
                <text:p>0.8438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43825">
                <text:p>0.8438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1875">
                <text:p>0.841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41875">
                <text:p>0.841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39875">
                <text:p>0.839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02175">
                <text:p>0.8021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02175">
                <text:p>0.8021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69325">
                <text:p>0.7693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64325">
                <text:p>0.7643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62825">
                <text:p>0.7628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26775">
                <text:p>0.8267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23375">
                <text:p>0.823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83425">
                <text:p>0.7834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90725">
                <text:p>0.7907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90725">
                <text:p>0.7907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90725">
                <text:p>0.7907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66125">
                <text:p>0.866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66125">
                <text:p>0.866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71475">
                <text:p>0.8714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71475">
                <text:p>0.8714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71475">
                <text:p>0.8714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71475">
                <text:p>0.8714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71475">
                <text:p>0.8714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71475">
                <text:p>0.8714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71475">
                <text:p>0.8714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1475">
                <text:p>0.8714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66925">
                <text:p>0.8669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66925">
                <text:p>0.8669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66925">
                <text:p>0.8669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66925">
                <text:p>0.8669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66925">
                <text:p>0.8669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78725">
                <text:p>0.8787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73325">
                <text:p>0.8733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73325">
                <text:p>0.8733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3325">
                <text:p>0.8733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3325">
                <text:p>0.8733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73325">
                <text:p>0.8733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73325">
                <text:p>0.8733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73325">
                <text:p>0.8733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73325">
                <text:p>0.8733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81075">
                <text:p>0.8810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77725">
                <text:p>0.8777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73925">
                <text:p>0.8739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34925">
                <text:p>0.8349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32425">
                <text:p>0.8324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41375">
                <text:p>0.8413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41375">
                <text:p>0.8413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41125">
                <text:p>0.841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26125">
                <text:p>0.826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22125">
                <text:p>0.822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21875">
                <text:p>0.8218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11675">
                <text:p>0.8116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81275">
                <text:p>0.7812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81275">
                <text:p>0.7812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49775">
                <text:p>0.7497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42275">
                <text:p>0.7422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13125">
                <text:p>0.713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13125">
                <text:p>0.713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13125">
                <text:p>0.713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63925">
                <text:p>0.7639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36675">
                <text:p>0.7366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47575">
                <text:p>0.7475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42175">
                <text:p>0.7421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37775">
                <text:p>0.7377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37775">
                <text:p>0.7377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28875">
                <text:p>0.7288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28625">
                <text:p>0.728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21225">
                <text:p>0.7212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13225">
                <text:p>0.7132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13225">
                <text:p>0.7132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13225">
                <text:p>0.7132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24725">
                <text:p>0.7247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24725">
                <text:p>0.7247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24725">
                <text:p>0.7247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24475">
                <text:p>0.7244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92375">
                <text:p>0.792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87975">
                <text:p>0.7879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80275">
                <text:p>0.7802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80275">
                <text:p>0.7802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80275">
                <text:p>0.7802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74725">
                <text:p>0.7747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84575">
                <text:p>0.7845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79225">
                <text:p>0.7792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79225">
                <text:p>0.7792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91175">
                <text:p>0.7911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60725">
                <text:p>0.7607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69225">
                <text:p>0.7692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64975">
                <text:p>0.7649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64725">
                <text:p>0.7647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58275">
                <text:p>0.7582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45525">
                <text:p>0.7455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45525">
                <text:p>0.7455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61525">
                <text:p>0.7615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61275">
                <text:p>0.7612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50525">
                <text:p>0.7505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50275">
                <text:p>0.7502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35225">
                <text:p>0.8352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35225">
                <text:p>0.8352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03225">
                <text:p>0.8032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73225">
                <text:p>0.7732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68975">
                <text:p>0.7689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65125">
                <text:p>0.765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60475">
                <text:p>0.7604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56125">
                <text:p>0.756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51875">
                <text:p>0.7518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47875">
                <text:p>0.7478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57875">
                <text:p>0.7578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29475">
                <text:p>0.8294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29475">
                <text:p>0.8294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29475">
                <text:p>0.8294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29475">
                <text:p>0.8294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29475">
                <text:p>0.8294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29475">
                <text:p>0.8294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29475">
                <text:p>0.8294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29475">
                <text:p>0.8294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29475">
                <text:p>0.8294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29475">
                <text:p>0.8294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29475">
                <text:p>0.8294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29475">
                <text:p>0.8294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29475">
                <text:p>0.8294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29475">
                <text:p>0.8294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29475">
                <text:p>0.8294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29475">
                <text:p>0.8294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29475">
                <text:p>0.8294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29475">
                <text:p>0.8294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29475">
                <text:p>0.8294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29475">
                <text:p>0.8294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29475">
                <text:p>0.8294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92425">
                <text:p>0.7924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92425">
                <text:p>0.7924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92175">
                <text:p>0.7921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85175">
                <text:p>0.7851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85175">
                <text:p>0.7851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85175">
                <text:p>0.7851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85175">
                <text:p>0.7851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59975">
                <text:p>0.7599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59975">
                <text:p>0.7599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59975">
                <text:p>0.7599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53225">
                <text:p>0.7532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52975">
                <text:p>0.7529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49275">
                <text:p>0.7492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49275">
                <text:p>0.7492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49275">
                <text:p>0.7492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49275">
                <text:p>0.7492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49275">
                <text:p>0.7492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49275">
                <text:p>0.7492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49275">
                <text:p>0.7492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20475">
                <text:p>0.7204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20475">
                <text:p>0.7204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17725">
                <text:p>0.7177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17725">
                <text:p>0.7177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17725">
                <text:p>0.7177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17725">
                <text:p>0.7177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17725">
                <text:p>0.7177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17475">
                <text:p>0.7174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13075">
                <text:p>0.7130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13075">
                <text:p>0.7130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94075">
                <text:p>0.6940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94075">
                <text:p>0.6940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89925">
                <text:p>0.6899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69325">
                <text:p>0.6693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69325">
                <text:p>0.6693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68075">
                <text:p>0.6680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12325">
                <text:p>0.7123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13575">
                <text:p>0.7135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10325">
                <text:p>0.7103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05825">
                <text:p>0.7058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62575">
                <text:p>0.7625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68975">
                <text:p>0.7689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38175">
                <text:p>0.8381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24625">
                <text:p>0.9246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24625">
                <text:p>0.9246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81825">
                <text:p>0.8818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81825">
                <text:p>0.8818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81825">
                <text:p>0.8818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81825">
                <text:p>0.8818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44025">
                <text:p>0.8440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44025">
                <text:p>0.8440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44025">
                <text:p>0.8440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44025">
                <text:p>0.8440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44025">
                <text:p>0.8440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38575">
                <text:p>0.8385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50075">
                <text:p>0.8500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49825">
                <text:p>0.8498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60975">
                <text:p>0.8609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60975">
                <text:p>0.8609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60975">
                <text:p>0.8609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58225">
                <text:p>0.8582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82975">
                <text:p>0.8829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82975">
                <text:p>0.8829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82975">
                <text:p>0.8829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880575">
                <text:p>0.8805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80575">
                <text:p>0.8805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80575">
                <text:p>0.8805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213cm" svg:y="0.105cm" svg:width="13.644cm" svg:height="8.638cm">
          <chartooo:coordinate-region svg:x="0.94cm" svg:y="0.304cm" svg:width="12.637cm" svg:height="7.792cm"/>
          <chart:axis chart:dimension="x" chart:name="primary-x" chart:style-name="ch4" chartooo:axis-type="auto">
            <chart:categories table:cell-range-address="local-table.$A$2:.$A$2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7" chart:label-cell-address="local-table.$B$1" chart:class="chart:scatter">
            <chart:data-point chart:repeated="2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091">
                <text:p>1.00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091">
                <text:p>1.00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61">
                <text:p>1.00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61">
                <text:p>1.00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061">
                <text:p>1.00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585">
                <text:p>1.005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76">
                <text:p>1.00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076">
                <text:p>1.00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076">
                <text:p>1.0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076">
                <text:p>1.00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076">
                <text:p>1.00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076">
                <text:p>1.00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076">
                <text:p>1.00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076">
                <text:p>1.00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076">
                <text:p>1.00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076">
                <text:p>1.00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076">
                <text:p>1.00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076">
                <text:p>1.00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016">
                <text:p>1.0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016">
                <text:p>1.00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77">
                <text:p>0.99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745">
                <text:p>0.997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198">
                <text:p>1.01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198">
                <text:p>1.01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648">
                <text:p>0.96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608">
                <text:p>0.96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1075">
                <text:p>0.910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075">
                <text:p>0.910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0735">
                <text:p>0.907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0735">
                <text:p>0.907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0735">
                <text:p>0.907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0735">
                <text:p>0.907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0735">
                <text:p>0.907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0735">
                <text:p>0.907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0395">
                <text:p>0.903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0395">
                <text:p>0.903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995">
                <text:p>0.89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534">
                <text:p>0.85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534">
                <text:p>0.85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1325">
                <text:p>0.813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0825">
                <text:p>0.808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0625">
                <text:p>0.80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925">
                <text:p>0.89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891">
                <text:p>0.88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421">
                <text:p>0.84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494">
                <text:p>0.84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494">
                <text:p>0.84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494">
                <text:p>0.84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422">
                <text:p>0.94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422">
                <text:p>0.94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422">
                <text:p>0.94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422">
                <text:p>0.94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422">
                <text:p>0.94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422">
                <text:p>0.94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422">
                <text:p>0.94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422">
                <text:p>0.94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422">
                <text:p>0.94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422">
                <text:p>0.94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3765">
                <text:p>0.937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3765">
                <text:p>0.937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3765">
                <text:p>0.937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3765">
                <text:p>0.937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3765">
                <text:p>0.937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765">
                <text:p>0.937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3765">
                <text:p>0.937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3765">
                <text:p>0.937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765">
                <text:p>0.937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765">
                <text:p>0.937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3765">
                <text:p>0.937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765">
                <text:p>0.937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765">
                <text:p>0.937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765">
                <text:p>0.937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765">
                <text:p>0.937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765">
                <text:p>0.937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765">
                <text:p>0.937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3765">
                <text:p>0.937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3515">
                <text:p>0.935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3515">
                <text:p>0.935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3515">
                <text:p>0.935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3515">
                <text:p>0.935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3515">
                <text:p>0.935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3115">
                <text:p>0.931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3115">
                <text:p>0.931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2815">
                <text:p>0.928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8255">
                <text:p>0.882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8255">
                <text:p>0.882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4055">
                <text:p>0.840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4055">
                <text:p>0.840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008">
                <text:p>0.80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008">
                <text:p>0.80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008">
                <text:p>0.80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3885">
                <text:p>0.838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3885">
                <text:p>0.838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3885">
                <text:p>0.838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3445">
                <text:p>0.834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3445">
                <text:p>0.834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3445">
                <text:p>0.834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342">
                <text:p>0.83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268">
                <text:p>0.82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268">
                <text:p>0.82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268">
                <text:p>0.82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268">
                <text:p>0.82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383">
                <text:p>0.83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383">
                <text:p>0.83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383">
                <text:p>0.83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3805">
                <text:p>0.838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418">
                <text:p>0.94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374">
                <text:p>0.93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374">
                <text:p>0.93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374">
                <text:p>0.93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374">
                <text:p>0.93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374">
                <text:p>0.93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4725">
                <text:p>0.947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419">
                <text:p>0.94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419">
                <text:p>0.94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5385">
                <text:p>0.953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145">
                <text:p>0.91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1025">
                <text:p>0.910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1025">
                <text:p>0.910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1025">
                <text:p>0.910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1025">
                <text:p>0.910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1025">
                <text:p>0.910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1025">
                <text:p>0.910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9925">
                <text:p>0.899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2995">
                <text:p>1.029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2995">
                <text:p>1.029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7875">
                <text:p>0.97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7875">
                <text:p>0.978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745">
                <text:p>0.97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065">
                <text:p>0.970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6165">
                <text:p>0.961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574">
                <text:p>0.95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534">
                <text:p>0.95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634">
                <text:p>0.96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257">
                <text:p>1.02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257">
                <text:p>1.02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257">
                <text:p>1.02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257">
                <text:p>1.02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02545">
                <text:p>1.025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02175">
                <text:p>1.021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02175">
                <text:p>1.021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2175">
                <text:p>1.021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2175">
                <text:p>1.021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2175">
                <text:p>1.021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02175">
                <text:p>1.021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02175">
                <text:p>1.021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02175">
                <text:p>1.021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02175">
                <text:p>1.021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2175">
                <text:p>1.021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2175">
                <text:p>1.021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2175">
                <text:p>1.021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02175">
                <text:p>1.021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02175">
                <text:p>1.021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02175">
                <text:p>1.021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176">
                <text:p>1.01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0176">
                <text:p>1.01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606">
                <text:p>0.96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606">
                <text:p>0.96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5645">
                <text:p>0.956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101">
                <text:p>0.91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101">
                <text:p>0.91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0685">
                <text:p>0.906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0223">
                <text:p>1.02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02355">
                <text:p>1.023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0203">
                <text:p>1.02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0203">
                <text:p>1.02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6785">
                <text:p>1.167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17425">
                <text:p>1.174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3559">
                <text:p>1.35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72025">
                <text:p>1.5720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572025">
                <text:p>1.5720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459675">
                <text:p>1.4596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459675">
                <text:p>1.4596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459675">
                <text:p>1.4596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459675">
                <text:p>1.4596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459675">
                <text:p>1.4596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459675">
                <text:p>1.4596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459675">
                <text:p>1.4596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459675">
                <text:p>1.4596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459675">
                <text:p>1.4596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459675">
                <text:p>1.4596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459675">
                <text:p>1.4596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459675">
                <text:p>1.4596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459675">
                <text:p>1.4596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459675">
                <text:p>1.4596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459675">
                <text:p>1.4596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452425">
                <text:p>1.4524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517675">
                <text:p>1.5176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517675">
                <text:p>1.5176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517675">
                <text:p>1.5176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515275">
                <text:p>1.5152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15275">
                <text:p>1.5152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515275">
                <text:p>1.5152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